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573920" calcext:value-type="float">
            <text:p>573920</text:p>
          </table:table-cell>
          <table:table-cell table:style-name="ce10" table:formula="of:=SUM([$'cross-stats.sum.tsv'.C7:.G7];[$'cross-stats.sum.tsv'.J7:.N7])" office:value-type="float" office:value="566881" calcext:value-type="float">
            <text:p>566881</text:p>
          </table:table-cell>
          <table:table-cell table:style-name="ce17" table:formula="of:=SUM([$'cross-stats.sum.tsv'.C7:.G7])" office:value-type="float" office:value="9369" calcext:value-type="float">
            <text:p>9369</text:p>
          </table:table-cell>
          <table:table-cell table:style-name="ce48" table:formula="of:=[$'cross-stats.sum.tsv'.C7]" office:value-type="float" office:value="171" calcext:value-type="float">
            <text:p>171</text:p>
          </table:table-cell>
          <table:table-cell table:style-name="ce48" table:formula="of:=[$'cross-stats.sum.tsv'.D7]" office:value-type="float" office:value="5883" calcext:value-type="float">
            <text:p>5883</text:p>
          </table:table-cell>
          <table:table-cell table:style-name="ce48" table:formula="of:=SUM([$'cross-stats.sum.tsv'.E7];[$'cross-stats.sum.tsv'.G7];[$'cross-stats.sum.tsv'.F7])" office:value-type="float" office:value="3315" calcext:value-type="float">
            <text:p>3315</text:p>
          </table:table-cell>
          <table:table-cell table:style-name="ce26" table:formula="of:=[$'cross-stats.sum.tsv'.H7]" office:value-type="float" office:value="26" calcext:value-type="float">
            <text:p>26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557512" calcext:value-type="float">
            <text:p>557512</text:p>
          </table:table-cell>
          <table:table-cell table:style-name="ce48" table:formula="of:=[$'cross-stats.sum.tsv'.K7]" office:value-type="float" office:value="418020" calcext:value-type="float">
            <text:p>418020</text:p>
          </table:table-cell>
          <table:table-cell table:style-name="ce48" table:formula="of:=[$'cross-stats.sum.tsv'.J7]" office:value-type="float" office:value="109" calcext:value-type="float">
            <text:p>109</text:p>
          </table:table-cell>
          <table:table-cell table:style-name="ce48" table:formula="of:=SUM([$'cross-stats.sum.tsv'.L7];[$'cross-stats.sum.tsv'.N7];[$'cross-stats.sum.tsv'.M7])" office:value-type="float" office:value="139383" calcext:value-type="float">
            <text:p>139383</text:p>
          </table:table-cell>
          <table:table-cell table:style-name="ce26" table:formula="of:=[$'cross-stats.sum.tsv'.O7]" office:value-type="float" office:value="18" calcext:value-type="float">
            <text:p>18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7735224421522" calcext:value-type="percentage">
            <text:p>98.77%</text:p>
          </table:table-cell>
          <table:table-cell table:style-name="ce42" table:formula="of:=[.D3]/[.B3]" office:value-type="percentage" office:value="0.0163245748536381" calcext:value-type="percentage">
            <text:p>1.63%</text:p>
          </table:table-cell>
          <table:table-cell table:style-name="ce49" table:formula="of:=[.E3]/[.D3]" office:value-type="percentage" office:value="0.0182516810758886" calcext:value-type="percentage">
            <text:p>1.83%</text:p>
          </table:table-cell>
          <table:table-cell table:style-name="ce49" table:formula="of:=[.F3]/[.D3]" office:value-type="percentage" office:value="0.627921869996798" calcext:value-type="percentage">
            <text:p>62.79%</text:p>
          </table:table-cell>
          <table:table-cell table:style-name="ce49" table:formula="of:=[.G3]/[.D3]" office:value-type="percentage" office:value="0.353826448927313" calcext:value-type="percentage">
            <text:p>35.38%</text:p>
          </table:table-cell>
          <table:table-cell table:style-name="ce55" table:formula="of:=[.H3]/[.D3]" office:value-type="percentage" office:value="0.00277510940335148" calcext:value-type="percentage">
            <text:p>0.28%</text:p>
          </table:table-cell>
          <table:table-cell table:style-name="ce60"/>
          <table:table-cell table:style-name="ce42" table:formula="of:=[.J3]/[.B3]" office:value-type="percentage" office:value="0.971410649567884" calcext:value-type="percentage">
            <text:p>97.14%</text:p>
          </table:table-cell>
          <table:table-cell table:style-name="ce49" table:formula="of:=[.K3]/[.J3]" office:value-type="percentage" office:value="0.749795520096428" calcext:value-type="percentage">
            <text:p>74.98%</text:p>
          </table:table-cell>
          <table:table-cell table:style-name="ce49" table:formula="of:=[.L3]/[.J3]" office:value-type="percentage" office:value="0.000195511486748267" calcext:value-type="percentage">
            <text:p>0.02%</text:p>
          </table:table-cell>
          <table:table-cell table:style-name="ce49" table:formula="of:=[.M3]/[.J3]" office:value-type="percentage" office:value="0.250008968416823" calcext:value-type="percentage">
            <text:p>25.00%</text:p>
          </table:table-cell>
          <table:table-cell table:style-name="ce55" table:formula="of:=[.N3]/[.J3]" office:value-type="percentage" office:value="0.000032286300563934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573920" calcext:value-type="float">
            <text:p>573920</text:p>
          </table:table-cell>
          <table:table-cell table:style-name="ce12" table:formula="of:=SUM([$'classifications.sum.tsv'.C2])" office:value-type="float" office:value="514" calcext:value-type="float">
            <text:p>514</text:p>
          </table:table-cell>
          <table:table-cell table:style-name="ce19" table:formula="of:=[$'classifications.sum.tsv'.C2]" office:value-type="float" office:value="514" calcext:value-type="float">
            <text:p>514</text:p>
          </table:table-cell>
          <table:table-cell table:style-name="ce50" table:formula="of:=[$'cross-stats.sum.tsv'.C8]" office:value-type="float" office:value="104" calcext:value-type="float">
            <text:p>104</text:p>
          </table:table-cell>
          <table:table-cell table:style-name="ce50" table:formula="of:=[$'cross-stats.sum.tsv'.D8]" office:value-type="float" office:value="186" calcext:value-type="float">
            <text:p>186</text:p>
          </table:table-cell>
          <table:table-cell table:style-name="ce50" table:formula="of:=SUM([$'cross-stats.sum.tsv'.F8];[$'cross-stats.sum.tsv'.G8];[$'cross-stats.sum.tsv'.E8])" office:value-type="float" office:value="224" calcext:value-type="float">
            <text:p>224</text:p>
          </table:table-cell>
          <table:table-cell table:style-name="ce28" table:formula="of:=[$'cross-stats.sum.tsv'.H8]" office:value-type="float" office:value="21" calcext:value-type="float">
            <text:p>21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95595204906607" calcext:value-type="percentage">
            <text:p>0.09%</text:p>
          </table:table-cell>
          <table:table-cell table:style-name="ce44" table:formula="of:=[.D5]/[.B5]" office:value-type="percentage" office:value="0.000895595204906607" calcext:value-type="percentage">
            <text:p>0.09%</text:p>
          </table:table-cell>
          <table:table-cell table:style-name="ce51" table:formula="of:=[.E5]/[.D5]" office:value-type="percentage" office:value="0.202334630350195" calcext:value-type="percentage">
            <text:p>20.23%</text:p>
          </table:table-cell>
          <table:table-cell table:style-name="ce51" table:formula="of:=[.F5]/[.D5]" office:value-type="percentage" office:value="0.361867704280156" calcext:value-type="percentage">
            <text:p>36.19%</text:p>
          </table:table-cell>
          <table:table-cell table:style-name="ce51" table:formula="of:=[.G5]/[.D5]" office:value-type="percentage" office:value="0.43579766536965" calcext:value-type="percentage">
            <text:p>43.58%</text:p>
          </table:table-cell>
          <table:table-cell table:style-name="ce57" table:formula="of:=[.H5]/[.D5]" office:value-type="percentage" office:value="0.0408560311284047" calcext:value-type="percentage">
            <text:p>4.09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573920" calcext:value-type="float">
            <text:p>573920</text:p>
          </table:table-cell>
          <table:table-cell table:style-name="ce10" table:formula="of:=[.B7]-[$'cross-stats.sum.tsv'.Q2]-[$'cross-stats.sum.tsv'.R2]-[$'cross-stats.sum.tsv'.S2]" office:value-type="float" office:value="429140" calcext:value-type="float">
            <text:p>429140</text:p>
          </table:table-cell>
          <table:table-cell table:style-name="ce17" table:formula="of:=[$'cross-stats.sum.tsv'.C2]" office:value-type="float" office:value="281" calcext:value-type="float">
            <text:p>281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428859" calcext:value-type="float">
            <text:p>428859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47734875940898" calcext:value-type="percentage">
            <text:p>74.77%</text:p>
          </table:table-cell>
          <table:table-cell table:style-name="ce42" table:formula="of:=[.D7]/[.B7]" office:value-type="percentage" office:value="0.000489615277390577" calcext:value-type="percentage">
            <text:p>0.0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47245260663507" calcext:value-type="percentage">
            <text:p>74.72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573920" calcext:value-type="float">
            <text:p>573920</text:p>
          </table:table-cell>
          <table:table-cell table:style-name="ce12" table:formula="of:=[.B9]-[$'cross-stats.sum.tsv'.R9]" office:value-type="float" office:value="100096" calcext:value-type="float">
            <text:p>100096</text:p>
          </table:table-cell>
          <table:table-cell table:style-name="ce19" table:formula="of:=SUM([$'cross-stats.sum.tsv'.C9:.G9])" office:value-type="float" office:value="415" calcext:value-type="float">
            <text:p>415</text:p>
          </table:table-cell>
          <table:table-cell table:style-name="ce50" table:formula="of:=[$'cross-stats.sum.tsv'.C9]" office:value-type="float" office:value="281" calcext:value-type="float">
            <text:p>281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34" calcext:value-type="float">
            <text:p>134</text:p>
          </table:table-cell>
          <table:table-cell table:style-name="ce28" table:formula="of:=[$'cross-stats.sum.tsv'.H9]" office:value-type="float" office:value="13" calcext:value-type="float">
            <text:p>13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99681" calcext:value-type="float">
            <text:p>99681</text:p>
          </table:table-cell>
          <table:table-cell table:style-name="ce50" table:formula="of:=[$'cross-stats.sum.tsv'.K9]" office:value-type="float" office:value="99681" calcext:value-type="float">
            <text:p>99681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74407582938389" calcext:value-type="percentage">
            <text:p>17.44%</text:p>
          </table:table-cell>
          <table:table-cell table:style-name="ce44" table:formula="of:=[.D9]/[.B9]" office:value-type="percentage" office:value="0.000723097295790354" calcext:value-type="percentage">
            <text:p>0.07%</text:p>
          </table:table-cell>
          <table:table-cell table:style-name="ce51" table:formula="of:=[.E9]/[.D9]" office:value-type="percentage" office:value="0.67710843373494" calcext:value-type="percentage">
            <text:p>67.71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32289156626506" calcext:value-type="percentage">
            <text:p>32.29%</text:p>
          </table:table-cell>
          <table:table-cell table:style-name="ce57" table:formula="of:=[.H9]/[.C9]" office:value-type="percentage" office:value="0.000129875319693095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73684485642598" calcext:value-type="percentage">
            <text:p>17.37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573920" calcext:value-type="float">
            <text:p>573920</text:p>
          </table:table-cell>
          <table:table-cell table:style-name="ce10" table:formula="of:=[.B11]-SUM([$'cross-stats.sum.tsv'.E4:.G4];[$'cross-stats.sum.tsv'.R4:.S4])" office:value-type="float" office:value="327179" calcext:value-type="float">
            <text:p>327179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27179" calcext:value-type="float">
            <text:p>327179</text:p>
          </table:table-cell>
          <table:table-cell table:style-name="ce48" table:formula="of:=SUM([$'cross-stats.sum.tsv'.K4])" office:value-type="float" office:value="327045" calcext:value-type="float">
            <text:p>327045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34" calcext:value-type="float">
            <text:p>134</text:p>
          </table:table-cell>
          <table:table-cell table:style-name="ce26" table:formula="of:=SUM([$'cross-stats.sum.tsv'.O4])" office:value-type="float" office:value="13" calcext:value-type="float">
            <text:p>13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70077711179258" calcext:value-type="percentage">
            <text:p>57.01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70077711179258" calcext:value-type="percentage">
            <text:p>57.01%</text:p>
          </table:table-cell>
          <table:table-cell table:style-name="ce49" table:formula="of:=[.K11]/[.J11]" office:value-type="percentage" office:value="0.999590438261624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409561738375629" calcext:value-type="percentage">
            <text:p>0.04%</text:p>
          </table:table-cell>
          <table:table-cell table:style-name="ce55" table:formula="of:=[.N11]/[.J11]" office:value-type="percentage" office:value="0.0000397336014842028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573920" calcext:value-type="float">
            <text:p>573920</text:p>
          </table:table-cell>
          <table:table-cell table:style-name="ce12" table:formula="of:=[.B13]-SUM([$'cross-stats.sum.tsv'.Q3:.S3])" office:value-type="float" office:value="262198" calcext:value-type="float">
            <text:p>262198</text:p>
          </table:table-cell>
          <table:table-cell table:style-name="ce19" table:formula="of:=SUM([$'cross-stats.sum.tsv'.C3:.G3])" office:value-type="float" office:value="415" calcext:value-type="float">
            <text:p>415</text:p>
          </table:table-cell>
          <table:table-cell table:style-name="ce50" table:formula="of:=[$'cross-stats.sum.tsv'.C3]" office:value-type="float" office:value="281" calcext:value-type="float">
            <text:p>281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34" calcext:value-type="float">
            <text:p>134</text:p>
          </table:table-cell>
          <table:table-cell table:style-name="ce28" table:formula="of:=[$'cross-stats.sum.tsv'.H3]" office:value-type="float" office:value="13" calcext:value-type="float">
            <text:p>13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261783" calcext:value-type="float">
            <text:p>261783</text:p>
          </table:table-cell>
          <table:table-cell table:style-name="ce50" table:formula="of:=[$'cross-stats.sum.tsv'.K3]" office:value-type="float" office:value="261783" calcext:value-type="float">
            <text:p>261783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56854613883468" calcext:value-type="percentage">
            <text:p>45.69%</text:p>
          </table:table-cell>
          <table:table-cell table:style-name="ce44" table:formula="of:=[.D13]/[.B13]" office:value-type="percentage" office:value="0.000723097295790354" calcext:value-type="percentage">
            <text:p>0.07%</text:p>
          </table:table-cell>
          <table:table-cell table:style-name="ce51" table:formula="of:=[.E13]/[.D13]" office:value-type="percentage" office:value="0.67710843373494" calcext:value-type="percentage">
            <text:p>67.71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32289156626506" calcext:value-type="percentage">
            <text:p>32.29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456131516587678" calcext:value-type="percentage">
            <text:p>45.61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office:forms form:automatic-focus="false" form:apply-design-mode="false"/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572227" calcext:value-type="float">
            <text:p>572227</text:p>
          </table:table-cell>
          <table:table-cell/>
          <table:table-cell office:value-type="float" office:value="1179" calcext:value-type="float">
            <text:p>1179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572213" calcext:value-type="float">
            <text:p>572213</text:p>
          </table:table-cell>
          <table:table-cell/>
          <table:table-cell office:value-type="float" office:value="1179" calcext:value-type="float">
            <text:p>1179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3821" calcext:value-type="float">
            <text:p>57382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415" calcext:value-type="float">
            <text:p>415</text:p>
          </table:table-cell>
          <table:table-cell office:value-type="float" office:value="99681" calcext:value-type="float">
            <text:p>99681</text:p>
          </table:table-cell>
          <table:table-cell office:value-type="float" office:value="473824" calcext:value-type="float">
            <text:p>47382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177394" calcext:value-type="float">
            <text:p>177394</text:p>
          </table:table-cell>
          <table:table-cell office:value-type="float" office:value="396526" calcext:value-type="float">
            <text:p>39652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8841" calcext:value-type="float">
            <text:p>8841</text:p>
          </table:table-cell>
          <table:table-cell office:value-type="float" office:value="557512" calcext:value-type="float">
            <text:p>557512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7039" calcext:value-type="float">
            <text:p>7039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199222" calcext:value-type="float">
            <text:p>199222</text:p>
          </table:table-cell>
          <table:table-cell office:value-type="float" office:value="371050" calcext:value-type="float">
            <text:p>371050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03150" calcext:value-type="float">
            <text:p>203150</text:p>
          </table:table-cell>
          <table:table-cell office:value-type="float" office:value="367122" calcext:value-type="float">
            <text:p>367122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16232" calcext:value-type="float">
            <text:p>116232</text:p>
          </table:table-cell>
          <table:table-cell office:value-type="float" office:value="454040" calcext:value-type="float">
            <text:p>454040</text:p>
          </table:table-cell>
          <table:table-cell/>
          <table:table-cell office:value-type="float" office:value="3648" calcext:value-type="float">
            <text:p>3648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8859" calcext:value-type="float">
            <text:p>4288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1976" calcext:value-type="float">
            <text:p>141976</text:p>
          </table:table-cell>
          <table:table-cell office:value-type="float" office:value="2670" calcext:value-type="float">
            <text:p>2670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1783" calcext:value-type="float">
            <text:p>26178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11722" calcext:value-type="float">
            <text:p>3117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27045" calcext:value-type="float">
            <text:p>32704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093" calcext:value-type="float">
            <text:p>243093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3821" calcext:value-type="float">
            <text:p>5738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8"/>
          <table:table-cell office:value-type="float" office:value="98624" calcext:value-type="float">
            <text:p>98624</text:p>
          </table:table-cell>
          <table:table-cell office:value-type="float" office:value="17608" calcext:value-type="float">
            <text:p>17608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54040" calcext:value-type="float">
            <text:p>454040</text:p>
          </table:table-cell>
          <table:table-cell office:value-type="float" office:value="3648" calcext:value-type="float">
            <text:p>364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171" calcext:value-type="float">
            <text:p>171</text:p>
          </table:table-cell>
          <table:table-cell office:value-type="float" office:value="5883" calcext:value-type="float">
            <text:p>5883</text:p>
          </table:table-cell>
          <table:table-cell office:value-type="float" office:value="3225" calcext:value-type="float">
            <text:p>322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18020" calcext:value-type="float">
            <text:p>418020</text:p>
          </table:table-cell>
          <table:table-cell office:value-type="float" office:value="136896" calcext:value-type="float">
            <text:p>136896</text:p>
          </table:table-cell>
          <table:table-cell office:value-type="float" office:value="56" calcext:value-type="float">
            <text:p>56</text:p>
          </table:table-cell>
          <table:table-cell office:value-type="float" office:value="2431" calcext:value-type="float">
            <text:p>243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9" calcext:value-type="float">
            <text:p>703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104" calcext:value-type="float">
            <text:p>10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72227" calcext:value-type="float">
            <text:p>572227</text:p>
          </table:table-cell>
          <table:table-cell office:value-type="float" office:value="1179" calcext:value-type="float">
            <text:p>117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681" calcext:value-type="float">
            <text:p>9968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73824" calcext:value-type="float">
            <text:p>473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7:18:21.289730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3T17:21:30.002134527</dc:date>
    <meta:editing-duration>PT14H13M50S</meta:editing-duration>
    <meta:editing-cycles>128</meta:editing-cycles>
    <meta:document-statistic meta:table-count="3" meta:cell-count="334" meta:object-count="0"/>
  </office:meta>
</office:document-meta>
</file>